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53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4" style:family="table-cell" style:parent-style-name="Default" style:data-style-name="N16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5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9" style:family="table-cell" style:parent-style-name="Default" style:data-style-name="N168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8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9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6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_20_1" draw:style-name="gr1" draw:text-style-name="P1" svg:width="4.2469in" svg:height="1.0413in" svg:x="0.0012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53" table:formula="of:=[.I29]" office:value-type="currency" office:currency="USD" office:value="560" calcext:value-type="currency" table:number-columns-spanned="2" table:number-rows-spanned="2">
            <text:p>$560.00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6-06-01" calcext:value-type="date">
            <text:p>06/01/26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6-01" calcext:value-type="date">
            <text:p>06/01/26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55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58" table:formula="of:=SUM([.I15:.I25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59" table:formula="of:=SUM([.I16:.I26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4-18T23:47:14.756870041</dc:date>
    <meta:editing-cycles>63</meta:editing-cycles>
    <meta:editing-duration>PT3H10M39S</meta:editing-duration>
    <meta:generator>LibreOffice/24.2.7.2$Linux_X86_64 LibreOffice_project/420$Build-2</meta:generator>
    <meta:document-statistic meta:table-count="1" meta:cell-count="32" meta:object-count="1"/>
  </office:meta>
</office:document-meta>
</file>